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arabskie2" style:list-style-name="arabskie2"/>
    <style:style style:name="P2" style:family="paragraph" style:parent-style-name="rzymskie1" style:list-style-name="rzymskie1">
      <style:text-properties officeooo:rsid="00136f8a" officeooo:paragraph-rsid="00136f8a"/>
    </style:style>
    <style:style style:name="P3" style:family="paragraph" style:parent-style-name="rzymskie1" style:list-style-name="rzymskie1"/>
    <style:style style:name="P4" style:family="paragraph" style:parent-style-name="litery3" style:list-style-name="litery3"/>
    <style:style style:name="P5" style:family="paragraph" style:parent-style-name="Subtitle">
      <style:paragraph-properties fo:margin-top="0cm" fo:margin-bottom="0cm" loext:contextual-spacing="false" fo:text-align="start" style:justify-single-word="false"/>
    </style:style>
    <style:style style:name="P6" style:family="paragraph" style:parent-style-name="małe4" style:list-style-name="małe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PLAN PREZENTACJI NA WEWNĘTRZNY USTNY EGZAMIN MATURALNY Z JĘZYKA POLSKIEGO W ROKU SZKOLNYM 2006/2007</text:span> </text:p>
      <text:p text:style-name="Standard"/>
      <text:p text:style-name="Standard">Magdalena Barańska, klasa 3d</text:p>
      <text:p text:style-name="Standard"><text:span text:style-name="T1">Temat:</text:span> Różne oblicza władców. Porównaj wybrane portrety w oparciu o teksty dramatyczne.</text:p>
      <text:list xml:id="list3712246294" text:style-name="rzymskie1">
        <text:list-item>
          <text:p text:style-name="P2">Literatura podmiotu:</text:p>
        </text:list-item>
      </text:list>
      <text:list xml:id="list771240651" text:style-name="arabskie2">
        <text:list-item>
          <text:p text:style-name="P1">Kochanowski Jan, Odprawa posłów greckich, Zakład Narodowy im. Ossolińskich, Wrocław 1985.</text:p>
        </text:list-item>
        <text:list-item>
          <text:p text:style-name="P1">Machiavelli Niccolo, Książę (fragmenty), [w:] Mrowcewicz Krzysztof, Przeszłość to dziś, Wydawnictwo STENTOR, Warszawa 2004, s. 54-56.</text:p>
        </text:list-item>
        <text:list-item>
          <text:p text:style-name="P1">Shakespeare William, Makbet, Wydawnictwo Łódzkie, Biblioteka Lektur Szkolnych, Łódź 1976.</text:p>
        </text:list-item>
        <text:list-item>
          <text:p text:style-name="P1">Sofokles, Antygona, Krajowa Agencja Wydawnicza Rzeszów, Rzeszów 1990.</text:p>
        </text:list-item>
      </text:list>
      <text:list xml:id="list93943651870186" text:continue-list="list3712246294" text:style-name="rzymskie1">
        <text:list-item>
          <text:p text:style-name="P3">Literatura przedmiotu:</text:p>
        </text:list-item>
      </text:list>
      <text:list xml:id="list93942468951031" text:continue-list="list771240651" text:style-name="arabskie2">
        <text:list-item text:start-value="1">
          <text:p text:style-name="P1">Komorowski Jarosław, Makbet Williama Shakespeare'a, WSiP, Biblioteka Analiz Literackich, Warszawa 1989, s. 52-57.</text:p>
        </text:list-item>
        <text:list-item>
          <text:p text:style-name="P1">Kotarski Edward, Odprawa posłów greckich Jana Kochanowskiego, Państwowe Zakłady Wydawnictw Szkolnych, Biblioteka Analiz Literackich, Warszawa 1969, s.40-48.</text:p>
        </text:list-item>
        <text:list-item>
          <text:p text:style-name="P1">Ryś Anna, Antygona Sofoklesa, Wydawnictwo Marek Rożak, Gdańsk 1994, s. 29- 42.</text:p>
        </text:list-item>
      </text:list>
      <text:list xml:id="list93943800749404" text:continue-list="list93943651870186" text:style-name="rzymskie1">
        <text:list-item>
          <text:p text:style-name="P3"><text:s/>Ramowy plan wypowiedzi:</text:p>
        </text:list-item>
      </text:list>
      <text:list xml:id="list3863295288" text:style-name="litery3">
        <text:list-item>
          <text:p text:style-name="P4">Wstęp</text:p>
        </text:list-item>
      </text:list>
      <text:list xml:id="list93943305462845" text:continue-list="list93942468951031" text:style-name="arabskie2">
        <text:list-item>
          <text:list>
            <text:list-item text:start-value="1">
              <text:p text:style-name="P1">Rozważania dotyczące* osób sprawujących władzę oraz* sposobów rządzenia.</text:p>
            </text:list-item>
            <text:list-item>
              <text:p text:style-name="P1">"Ksiażę" Niccolo Machiavellego jako punkt odniesienia do analizy postępowania przedstawionych bohaterów – władców.</text:p>
            </text:list-item>
          </text:list>
        </text:list-item>
      </text:list>
      <text:list xml:id="list93942489862254" text:continue-list="list3863295288" text:style-name="litery3">
        <text:list-item>
          <text:p text:style-name="P4">Kolejność prezentowanych argumentów (treści)</text:p>
        </text:list-item>
      </text:list>
      <text:list xml:id="list93942397945575" text:continue-list="list93943305462845" text:style-name="arabskie2">
        <text:list-item>
          <text:list>
            <text:list-item text:start-value="1">
              <text:p text:style-name="P1">Krytyka władcy niesprawiedliwego, nieudolnego i ulegającego wpływom osób (król Priam) oraz krytyka egoistycznego, kierującego się prywatą, a nie troską o losy ojczyzny księcia (Aleksander) w "Odprawie posłów greckich".</text:p>
            </text:list-item>
            <text:list-item>
              <text:p text:style-name="P1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    </text:list-item>
            <text:list-item>
              <text:p text:style-name="P1">Zróżnicowanie* oceny postępowania Kreona jako:</text:p>
            </text:list-item>
          </text:list>
        </text:list-item>
      </text:list>
      <text:list xml:id="list665194017" text:style-name="małe4">
        <text:list-item>
          <text:p text:style-name="P6">władcy – tyrana i despoty surowo egzekwującego wydane prawa i rozkazy,</text:p>
        </text:list-item>
        <text:list-item>
          <text:p text:style-name="P6">władcy konsekwentnego, bezkompromisowego, pozbawionego prywaty, kierującego się interesami i obowiązkami państwa.</text:p>
        </text:list-item>
      </text:list>
      <text:list xml:id="list93943885794161" text:continue-list="list93942397945575" text:style-name="arabskie2">
        <text:list-item>
          <text:list>
            <text:list-item>
              <text:p text:style-name="P1">Sylwetka bezwzględnego Makbeta – władcy zbrodniarza zaślepionego namiętnością władzy, ale bezustannego borykającego się z wyrzutami sumienia:</text:p>
            </text:list-item>
          </text:list>
        </text:list-item>
      </text:list>
      <text:list xml:id="list1839222967" text:style-name="małe4">
        <text:list-item>
          <text:p text:style-name="P6">tragizm postaci Makbeta – władca ukazany jako marionetka ludzkich namiętności, motyw życia – teatru.</text:p>
        </text:list-item>
      </text:list>
      <text:list xml:id="list93942981231310" text:continue-list="list93942489862254" text:style-name="litery3">
        <text:list-item>
          <text:p text:style-name="P4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93943600914699" text:continue-list="list93943800749404" text:style-name="rzymskie1">
        <text:list-item>
          <text:p text:style-name="P3">Materiały pomocnicze</text:p>
        </text:list-item>
      </text:list>
      <text:list xml:id="list93944150484398" text:continue-list="list93943885794161" text:style-name="arabskie2">
        <text:list-item text:start-value="1">
          <text:p text:style-name="P1">kartka z cytatami,</text:p>
        </text:list-item>
        <text:list-item>
          <text:p text:style-name="P1"><text:soft-page-break/>prezentacja multimedialna.</text:p>
        </text:list-item>
      </text:list>
      <text:p text:style-name="Standard"/>
      <text:p text:style-name="Standard"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>
      <style:paragraph-properties fo:margin-left="0.7cm" fo:margin-right="0cm" fo:margin-top="0.199cm" fo:margin-bottom="0cm" loext:contextual-spacing="false" fo:text-indent="-0.7cm" style:auto-text-indent="false" style:writing-mode="page">
        <style:tab-stops/>
      </style:paragraph-properties>
      <style:text-properties fo:font-weight="bold" style:font-weight-asian="bold" style:font-weight-complex="bold"/>
    </style:style>
    <style:style style:name="arabskie2" style:family="paragraph" style:parent-style-name="Standard">
      <loext:graphic-properties draw:fill="none"/>
      <style:paragraph-properties fo:margin-left="3cm" fo:margin-right="0cm" fo:margin-top="0cm" fo:margin-bottom="0.101cm" loext:contextual-spacing="false" fo:text-indent="0cm" style:auto-text-indent="false" fo:background-color="transparent" style:writing-mode="page"/>
    </style:style>
    <style:style style:name="litery3" style:family="paragraph" style:parent-style-name="Standard">
      <style:paragraph-properties fo:margin-top="0cm" fo:margin-bottom="0.101cm" loext:contextual-spacing="false" style:writing-mode="page"/>
    </style:style>
    <style:style style:name="małe4" style:family="paragraph" style:parent-style-name="Standard">
      <loext:graphic-properties draw:fill="none"/>
      <style:paragraph-properties fo:margin-left="0.7cm" fo:margin-right="0cm" fo:margin-top="0cm" fo:margin-bottom="0.101cm" loext:contextual-spacing="false" fo:text-indent="0cm" style:auto-text-indent="false" fo:background-color="transparent" style:writing-mode="pag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y3">
      <text:list-level-style-number text:level="1" text:style-name="Numbering_20_Symbols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małe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9:04:37.473466250</meta:creation-date>
    <dc:date>2017-10-23T09:39:41.922921605</dc:date>
    <meta:editing-duration>PT2M1S</meta:editing-duration>
    <meta:editing-cycles>1</meta:editing-cycles>
    <meta:document-statistic meta:table-count="0" meta:image-count="0" meta:object-count="0" meta:page-count="2" meta:paragraph-count="30" meta:word-count="330" meta:character-count="2629" meta:non-whitespace-character-count="2347"/>
    <meta:generator>LibreOffice/5.4.1.2.0$Linux_X86_64 LibreOffice_project/40m0$Build-2</meta:generator>
  </office:meta>
</office:document-meta>
</file>